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Lucida Grande" svg:font-family="'Lucida Grande', Arial, Helvetica, sans-serif"/>
    <style:font-face style:name="Monaco" svg:font-family="Monaco, monospace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text-properties officeooo:rsid="004c6f14" officeooo:paragraph-rsid="004c6f14"/>
    </style:style>
    <style:style style:name="P3" style:family="paragraph" style:parent-style-name="Text_20_body">
      <style:text-properties officeooo:rsid="004d2cdb" officeooo:paragraph-rsid="004d2cdb"/>
    </style:style>
    <style:style style:name="P4" style:family="paragraph" style:parent-style-name="Text_20_body">
      <style:text-properties officeooo:rsid="00505b2e" officeooo:paragraph-rsid="0051f6e2"/>
    </style:style>
    <style:style style:name="P5" style:family="paragraph" style:parent-style-name="Text_20_body">
      <style:text-properties officeooo:rsid="00538f1d" officeooo:paragraph-rsid="00538f1d"/>
    </style:style>
    <style:style style:name="P6" style:family="paragraph" style:parent-style-name="Text_20_body" style:list-style-name="L1">
      <style:text-properties fo:font-weight="bold" officeooo:rsid="004c6f14" officeooo:paragraph-rsid="004d2cdb" style:font-weight-asian="bold" style:font-weight-complex="bold"/>
    </style:style>
    <style:style style:name="P7" style:family="paragraph" style:parent-style-name="Text_20_body" style:list-style-name="L2">
      <style:text-properties fo:font-weight="bold" officeooo:rsid="004d2cdb" officeooo:paragraph-rsid="004d2cdb" style:font-weight-asian="bold" style:font-weight-complex="bold"/>
    </style:style>
    <style:style style:name="P8" style:family="paragraph" style:parent-style-name="Text_20_body" style:list-style-name="L3">
      <style:text-properties fo:font-weight="bold" officeooo:rsid="0051f6e2" officeooo:paragraph-rsid="0051f6e2" style:font-weight-asian="bold" style:font-weight-complex="bold"/>
    </style:style>
    <style:style style:name="P9" style:family="paragraph" style:parent-style-name="Text_20_body" style:list-style-name="L4">
      <style:text-properties fo:font-weight="bold" officeooo:rsid="00538f1d" officeooo:paragraph-rsid="00538f1d" style:font-weight-asian="bold" style:font-weight-complex="bold"/>
    </style:style>
    <style:style style:name="P10" style:family="paragraph" style:parent-style-name="Text_20_body" style:list-style-name="L4">
      <style:text-properties fo:font-weight="bold" officeooo:rsid="0053e332" officeooo:paragraph-rsid="0053e332" style:font-weight-asian="bold" style:font-weight-complex="bold"/>
    </style:style>
    <style:style style:name="P11" style:family="paragraph" style:parent-style-name="Text_20_body" style:list-style-name="L7">
      <style:text-properties fo:font-weight="bold" officeooo:rsid="00580199" officeooo:paragraph-rsid="00580199" style:font-weight-asian="bold" style:font-weight-complex="bold"/>
    </style:style>
    <style:style style:name="P12" style:family="paragraph" style:parent-style-name="Text_20_body" style:list-style-name="L6">
      <style:text-properties fo:font-weight="bold" officeooo:rsid="0055f83b" officeooo:paragraph-rsid="0055f83b" style:font-weight-asian="bold" style:font-weight-complex="bold"/>
    </style:style>
    <style:style style:name="P13" style:family="paragraph" style:parent-style-name="Text_20_body" style:list-style-name="L5">
      <style:text-properties fo:font-weight="bold" officeooo:rsid="00559852" officeooo:paragraph-rsid="00559852" style:font-weight-asian="bold" style:font-weight-complex="bold"/>
    </style:style>
    <style:style style:name="P14" style:family="paragraph" style:parent-style-name="Text_20_body" style:list-style-name="L8">
      <style:text-properties fo:font-weight="bold" officeooo:rsid="005a7afe" officeooo:paragraph-rsid="005a7afe" style:font-weight-asian="bold" style:font-weight-complex="bold"/>
    </style:style>
    <style:style style:name="P15" style:family="paragraph" style:parent-style-name="Text_20_body" style:list-style-name="L9">
      <style:text-properties fo:font-weight="bold" officeooo:rsid="005b8729" officeooo:paragraph-rsid="005b8729" style:font-weight-asian="bold" style:font-weight-complex="bold"/>
    </style:style>
    <style:style style:name="P16" style:family="paragraph" style:parent-style-name="Text_20_body" style:list-style-name="L10">
      <style:text-properties fo:font-weight="bold" officeooo:rsid="005cf7bb" officeooo:paragraph-rsid="005cf7bb" style:font-weight-asian="bold" style:font-weight-complex="bold"/>
    </style:style>
    <style:style style:name="P17" style:family="paragraph" style:parent-style-name="Text_20_body" style:list-style-name="L11">
      <style:text-properties fo:font-weight="bold" officeooo:rsid="005f032c" officeooo:paragraph-rsid="005f032c" style:font-weight-asian="bold" style:font-weight-complex="bold"/>
    </style:style>
    <style:style style:name="P18" style:family="paragraph" style:parent-style-name="Text_20_body" style:list-style-name="L11">
      <style:text-properties fo:font-weight="bold" officeooo:rsid="0060fe5e" officeooo:paragraph-rsid="0060fe5e" style:font-weight-asian="bold" style:font-weight-complex="bold"/>
    </style:style>
    <style:style style:name="P19" style:family="paragraph" style:parent-style-name="Text_20_body">
      <style:text-properties fo:font-weight="bold" officeooo:rsid="0060fe5e" officeooo:paragraph-rsid="0060fe5e" style:font-weight-asian="bold" style:font-weight-complex="bold"/>
    </style:style>
    <style:style style:name="P20" style:family="paragraph" style:parent-style-name="Text_20_body" style:list-style-name="L12">
      <style:text-properties fo:font-weight="bold" officeooo:rsid="0062d212" officeooo:paragraph-rsid="0062d212" style:font-weight-asian="bold" style:font-weight-complex="bold"/>
    </style:style>
    <style:style style:name="P21" style:family="paragraph" style:parent-style-name="Text_20_body" style:list-style-name="L14">
      <style:text-properties fo:font-weight="bold" officeooo:rsid="0063dccd" officeooo:paragraph-rsid="0063dccd" style:font-weight-asian="bold" style:font-weight-complex="bold"/>
    </style:style>
    <style:style style:name="P22" style:family="paragraph" style:parent-style-name="Text_20_body" style:list-style-name="L16">
      <style:text-properties fo:font-weight="bold" officeooo:rsid="00657ab6" officeooo:paragraph-rsid="00657ab6" style:font-weight-asian="bold" style:font-weight-complex="bold"/>
    </style:style>
    <style:style style:name="P23" style:family="paragraph" style:parent-style-name="Text_20_body" style:list-style-name="L17">
      <style:text-properties fo:font-weight="bold" officeooo:rsid="00663a1f" officeooo:paragraph-rsid="00663a1f" style:font-weight-asian="bold" style:font-weight-complex="bold"/>
    </style:style>
    <style:style style:name="P24" style:family="paragraph" style:parent-style-name="Text_20_body" style:list-style-name="L18">
      <style:text-properties fo:font-weight="bold" officeooo:rsid="00670f08" officeooo:paragraph-rsid="00670f08" style:font-weight-asian="bold" style:font-weight-complex="bold"/>
    </style:style>
    <style:style style:name="P25" style:family="paragraph" style:parent-style-name="Text_20_body" style:list-style-name="L19">
      <style:text-properties fo:font-weight="bold" officeooo:rsid="00690b82" officeooo:paragraph-rsid="00690b82" style:font-weight-asian="bold" style:font-weight-complex="bold"/>
    </style:style>
    <style:style style:name="P26" style:family="paragraph" style:parent-style-name="Text_20_body" style:list-style-name="L20">
      <style:text-properties fo:font-weight="bold" officeooo:rsid="00699c61" officeooo:paragraph-rsid="00699c61" style:font-weight-asian="bold" style:font-weight-complex="bold"/>
    </style:style>
    <style:style style:name="P27" style:family="paragraph" style:parent-style-name="Text_20_body" style:list-style-name="L21">
      <style:text-properties fo:font-weight="bold" officeooo:rsid="006cee99" officeooo:paragraph-rsid="006cee99" style:font-weight-asian="bold" style:font-weight-complex="bold"/>
    </style:style>
    <style:style style:name="P28" style:family="paragraph" style:parent-style-name="Text_20_body" style:list-style-name="L22">
      <style:text-properties fo:font-weight="bold" officeooo:rsid="006f7f68" officeooo:paragraph-rsid="006f7f68" style:font-weight-asian="bold" style:font-weight-complex="bold"/>
    </style:style>
    <style:style style:name="P29" style:family="paragraph" style:parent-style-name="Text_20_body" style:list-style-name="L1">
      <style:text-properties officeooo:rsid="004d2cdb" officeooo:paragraph-rsid="004d2cdb"/>
    </style:style>
    <style:style style:name="P30" style:family="paragraph" style:parent-style-name="Text_20_body" style:list-style-name="L2">
      <style:text-properties officeooo:rsid="004d2cdb" officeooo:paragraph-rsid="004d2cdb"/>
    </style:style>
    <style:style style:name="P31" style:family="paragraph" style:parent-style-name="Text_20_body" style:list-style-name="L1">
      <style:text-properties officeooo:rsid="004e4666" officeooo:paragraph-rsid="004e4666"/>
    </style:style>
    <style:style style:name="P32" style:family="paragraph" style:parent-style-name="Text_20_body" style:list-style-name="L2">
      <style:text-properties officeooo:rsid="00505b2e" officeooo:paragraph-rsid="00505b2e"/>
    </style:style>
    <style:style style:name="P33" style:family="paragraph" style:parent-style-name="Text_20_body" style:list-style-name="L3">
      <style:text-properties officeooo:rsid="0051f6e2" officeooo:paragraph-rsid="0051f6e2"/>
    </style:style>
    <style:style style:name="P34" style:family="paragraph" style:parent-style-name="Text_20_body" style:list-style-name="L4">
      <style:text-properties officeooo:rsid="00538f1d" officeooo:paragraph-rsid="00538f1d"/>
    </style:style>
    <style:style style:name="P35" style:family="paragraph" style:parent-style-name="Text_20_body" style:list-style-name="L4">
      <style:text-properties fo:font-weight="normal" officeooo:rsid="00538f1d" officeooo:paragraph-rsid="00538f1d" style:font-weight-asian="normal" style:font-weight-complex="normal"/>
    </style:style>
    <style:style style:name="P36" style:family="paragraph" style:parent-style-name="Text_20_body">
      <style:text-properties fo:font-weight="normal" officeooo:rsid="0055160c" officeooo:paragraph-rsid="00559852" style:font-weight-asian="normal" style:font-weight-complex="normal"/>
    </style:style>
    <style:style style:name="P37" style:family="paragraph" style:parent-style-name="Text_20_body" style:list-style-name="L5">
      <style:text-properties fo:font-weight="normal" officeooo:rsid="00559852" officeooo:paragraph-rsid="00559852" style:font-weight-asian="normal" style:font-weight-complex="normal"/>
    </style:style>
    <style:style style:name="P38" style:family="paragraph" style:parent-style-name="Text_20_body">
      <style:text-properties fo:font-weight="normal" officeooo:rsid="00559852" officeooo:paragraph-rsid="0055f83b" style:font-weight-asian="normal" style:font-weight-complex="normal"/>
    </style:style>
    <style:style style:name="P39" style:family="paragraph" style:parent-style-name="Text_20_body" style:list-style-name="L6">
      <style:text-properties fo:font-weight="normal" officeooo:rsid="0055f83b" officeooo:paragraph-rsid="0055f83b" style:font-weight-asian="normal" style:font-weight-complex="normal"/>
    </style:style>
    <style:style style:name="P40" style:family="paragraph" style:parent-style-name="Text_20_body" style:list-style-name="L6">
      <style:text-properties fo:font-weight="normal" officeooo:rsid="0056f92d" officeooo:paragraph-rsid="0056f92d" style:font-weight-asian="normal" style:font-weight-complex="normal"/>
    </style:style>
    <style:style style:name="P41" style:family="paragraph" style:parent-style-name="Text_20_body">
      <style:text-properties fo:font-weight="normal" officeooo:rsid="0056f92d" officeooo:paragraph-rsid="0056f92d" style:font-weight-asian="normal" style:font-weight-complex="normal"/>
    </style:style>
    <style:style style:name="P42" style:family="paragraph" style:parent-style-name="Text_20_body" style:list-style-name="L7">
      <style:text-properties fo:font-weight="normal" officeooo:rsid="00580199" officeooo:paragraph-rsid="00580199" style:font-weight-asian="normal" style:font-weight-complex="normal"/>
    </style:style>
    <style:style style:name="P43" style:family="paragraph" style:parent-style-name="Text_20_body">
      <style:text-properties fo:font-weight="normal" officeooo:rsid="00580199" officeooo:paragraph-rsid="005a7afe" style:font-weight-asian="normal" style:font-weight-complex="normal"/>
    </style:style>
    <style:style style:name="P44" style:family="paragraph" style:parent-style-name="Text_20_body">
      <style:text-properties fo:font-weight="normal" officeooo:rsid="005a7afe" officeooo:paragraph-rsid="005a7afe" style:font-weight-asian="normal" style:font-weight-complex="normal"/>
    </style:style>
    <style:style style:name="P45" style:family="paragraph" style:parent-style-name="Text_20_body" style:list-style-name="L8">
      <style:text-properties fo:font-weight="normal" officeooo:rsid="005a7afe" officeooo:paragraph-rsid="005a7afe" style:font-weight-asian="normal" style:font-weight-complex="normal"/>
    </style:style>
    <style:style style:name="P46" style:family="paragraph" style:parent-style-name="Text_20_body">
      <style:text-properties fo:font-weight="normal" officeooo:rsid="005b8729" officeooo:paragraph-rsid="005b8729" style:font-weight-asian="normal" style:font-weight-complex="normal"/>
    </style:style>
    <style:style style:name="P47" style:family="paragraph" style:parent-style-name="Text_20_body" style:list-style-name="L9">
      <style:text-properties fo:font-weight="normal" officeooo:rsid="005b8729" officeooo:paragraph-rsid="005b8729" style:font-weight-asian="normal" style:font-weight-complex="normal"/>
    </style:style>
    <style:style style:name="P48" style:family="paragraph" style:parent-style-name="Text_20_body">
      <style:text-properties fo:font-weight="normal" officeooo:rsid="005cf7bb" officeooo:paragraph-rsid="005cf7bb" style:font-weight-asian="normal" style:font-weight-complex="normal"/>
    </style:style>
    <style:style style:name="P49" style:family="paragraph" style:parent-style-name="Text_20_body" style:list-style-name="L10">
      <style:text-properties fo:font-weight="normal" officeooo:rsid="005cf7bb" officeooo:paragraph-rsid="005cf7bb" style:font-weight-asian="normal" style:font-weight-complex="normal"/>
    </style:style>
    <style:style style:name="P50" style:family="paragraph" style:parent-style-name="Text_20_body">
      <style:text-properties fo:font-weight="normal" officeooo:rsid="005f032c" officeooo:paragraph-rsid="005f032c" style:font-weight-asian="normal" style:font-weight-complex="normal"/>
    </style:style>
    <style:style style:name="P51" style:family="paragraph" style:parent-style-name="Text_20_body" style:list-style-name="L11">
      <style:text-properties fo:font-weight="normal" officeooo:rsid="005f032c" officeooo:paragraph-rsid="005f032c" style:font-weight-asian="normal" style:font-weight-complex="normal"/>
    </style:style>
    <style:style style:name="P52" style:family="paragraph" style:parent-style-name="Text_20_body" style:list-style-name="L11">
      <style:text-properties fo:font-weight="normal" officeooo:rsid="0060fe5e" officeooo:paragraph-rsid="0060fe5e" style:font-weight-asian="normal" style:font-weight-complex="normal"/>
    </style:style>
    <style:style style:name="P53" style:family="paragraph" style:parent-style-name="Text_20_body">
      <style:text-properties fo:font-weight="normal" officeooo:rsid="006128c2" officeooo:paragraph-rsid="0062d212" style:font-weight-asian="normal" style:font-weight-complex="normal"/>
    </style:style>
    <style:style style:name="P54" style:family="paragraph" style:parent-style-name="Text_20_body" style:list-style-name="L12">
      <style:text-properties fo:font-weight="normal" officeooo:rsid="0062d212" officeooo:paragraph-rsid="0062d212" style:font-weight-asian="normal" style:font-weight-complex="normal"/>
    </style:style>
    <style:style style:name="P55" style:family="paragraph" style:parent-style-name="Text_20_body">
      <style:text-properties fo:font-weight="normal" officeooo:rsid="0062d212" officeooo:paragraph-rsid="0063dccd" style:font-weight-asian="normal" style:font-weight-complex="normal"/>
    </style:style>
    <style:style style:name="P56" style:family="paragraph" style:parent-style-name="Text_20_body" style:list-style-name="L13">
      <style:text-properties fo:font-weight="normal" officeooo:rsid="00633a93" officeooo:paragraph-rsid="00633a93" style:font-weight-asian="normal" style:font-weight-complex="normal"/>
    </style:style>
    <style:style style:name="P57" style:family="paragraph" style:parent-style-name="Text_20_body">
      <style:text-properties fo:font-weight="normal" officeooo:rsid="0063dccd" officeooo:paragraph-rsid="0063dccd" style:font-weight-asian="normal" style:font-weight-complex="normal"/>
    </style:style>
    <style:style style:name="P58" style:family="paragraph" style:parent-style-name="Text_20_body">
      <style:text-properties fo:font-weight="normal" officeooo:rsid="00657ab6" officeooo:paragraph-rsid="00657ab6" style:font-weight-asian="normal" style:font-weight-complex="normal"/>
    </style:style>
    <style:style style:name="P59" style:family="paragraph" style:parent-style-name="Text_20_body" style:list-style-name="L16">
      <style:text-properties fo:font-weight="normal" officeooo:rsid="00657ab6" officeooo:paragraph-rsid="00657ab6" style:font-weight-asian="normal" style:font-weight-complex="normal"/>
    </style:style>
    <style:style style:name="P60" style:family="paragraph" style:parent-style-name="Text_20_body" style:list-style-name="L17">
      <style:text-properties fo:font-weight="normal" officeooo:rsid="00663a1f" officeooo:paragraph-rsid="00663a1f" style:font-weight-asian="normal" style:font-weight-complex="normal"/>
    </style:style>
    <style:style style:name="P61" style:family="paragraph" style:parent-style-name="Text_20_body">
      <style:text-properties fo:font-weight="normal" officeooo:rsid="00663a1f" officeooo:paragraph-rsid="00670f08" style:font-weight-asian="normal" style:font-weight-complex="normal"/>
    </style:style>
    <style:style style:name="P62" style:family="paragraph" style:parent-style-name="Text_20_body" style:list-style-name="L18">
      <style:text-properties fo:font-weight="normal" officeooo:rsid="00670f08" officeooo:paragraph-rsid="00670f08" style:font-weight-asian="normal" style:font-weight-complex="normal"/>
    </style:style>
    <style:style style:name="P63" style:family="paragraph" style:parent-style-name="Text_20_body">
      <style:text-properties fo:font-weight="normal" officeooo:rsid="00670f08" officeooo:paragraph-rsid="00670f08" style:font-weight-asian="normal" style:font-weight-complex="normal"/>
    </style:style>
    <style:style style:name="P64" style:family="paragraph" style:parent-style-name="Text_20_body" style:list-style-name="L18">
      <style:text-properties fo:font-weight="normal" officeooo:rsid="0067e7b4" officeooo:paragraph-rsid="0067e7b4" style:font-weight-asian="normal" style:font-weight-complex="normal"/>
    </style:style>
    <style:style style:name="P65" style:family="paragraph" style:parent-style-name="Text_20_body" style:list-style-name="L18">
      <style:text-properties fo:font-weight="normal" officeooo:rsid="0067e7b4" officeooo:paragraph-rsid="0068c48f" style:font-weight-asian="normal" style:font-weight-complex="normal"/>
    </style:style>
    <style:style style:name="P66" style:family="paragraph" style:parent-style-name="Text_20_body" style:list-style-name="L19">
      <style:text-properties fo:font-weight="normal" officeooo:rsid="00690b82" officeooo:paragraph-rsid="00690b82" style:font-weight-asian="normal" style:font-weight-complex="normal"/>
    </style:style>
    <style:style style:name="P67" style:family="paragraph" style:parent-style-name="Text_20_body">
      <style:text-properties fo:font-weight="normal" officeooo:rsid="00690b82" officeooo:paragraph-rsid="00690b82" style:font-weight-asian="normal" style:font-weight-complex="normal"/>
    </style:style>
    <style:style style:name="P68" style:family="paragraph" style:parent-style-name="Text_20_body" style:list-style-name="L20">
      <style:text-properties fo:font-weight="normal" officeooo:rsid="00699c61" officeooo:paragraph-rsid="00699c61" style:font-weight-asian="normal" style:font-weight-complex="normal"/>
    </style:style>
    <style:style style:name="P69" style:family="paragraph" style:parent-style-name="Text_20_body">
      <style:text-properties fo:font-weight="normal" officeooo:rsid="00699c61" officeooo:paragraph-rsid="006cee99" style:font-weight-asian="normal" style:font-weight-complex="normal"/>
    </style:style>
    <style:style style:name="P70" style:family="paragraph" style:parent-style-name="Text_20_body" style:list-style-name="L21">
      <style:text-properties fo:font-weight="normal" officeooo:rsid="006cee99" officeooo:paragraph-rsid="006cee99" style:font-weight-asian="normal" style:font-weight-complex="normal"/>
    </style:style>
    <style:style style:name="P71" style:family="paragraph" style:parent-style-name="Text_20_body" style:list-style-name="L22">
      <style:text-properties fo:font-weight="normal" officeooo:rsid="006f7f68" officeooo:paragraph-rsid="006f7f68" style:font-weight-asian="normal" style:font-weight-complex="normal"/>
    </style:style>
    <style:style style:name="P72" style:family="paragraph" style:parent-style-name="Text_20_body" style:list-style-name="L14">
      <style:text-properties officeooo:paragraph-rsid="0063dccd"/>
    </style:style>
    <style:style style:name="P73" style:family="paragraph" style:parent-style-name="Text_20_body" style:list-style-name="L14">
      <style:text-properties officeooo:rsid="0063dccd" officeooo:paragraph-rsid="0063dccd"/>
    </style:style>
    <style:style style:name="T1" style:family="text">
      <style:text-properties officeooo:rsid="004d2cdb"/>
    </style:style>
    <style:style style:name="T2" style:family="text">
      <style:text-properties officeooo:rsid="004f6eb1"/>
    </style:style>
    <style:style style:name="T3" style:family="text">
      <style:text-properties officeooo:rsid="00505b2e"/>
    </style:style>
    <style:style style:name="T4" style:family="text">
      <style:text-properties officeooo:rsid="0051f6e2"/>
    </style:style>
    <style:style style:name="T5" style:family="text">
      <style:text-properties officeooo:rsid="0053e332"/>
    </style:style>
    <style:style style:name="T6" style:family="text">
      <style:text-properties officeooo:rsid="0055160c"/>
    </style:style>
    <style:style style:name="T7" style:family="text">
      <style:text-properties officeooo:rsid="0055985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63dccd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55f83b"/>
    </style:style>
    <style:style style:name="T12" style:family="text">
      <style:text-properties officeooo:rsid="00580199"/>
    </style:style>
    <style:style style:name="T13" style:family="text">
      <style:text-properties officeooo:rsid="005a7afe"/>
    </style:style>
    <style:style style:name="T14" style:family="text">
      <style:text-properties officeooo:rsid="0062d212"/>
    </style:style>
    <style:style style:name="T15" style:family="text">
      <style:text-properties officeooo:rsid="00633a93"/>
    </style:style>
    <style:style style:name="T16" style:family="text">
      <style:text-properties officeooo:rsid="00663a1f"/>
    </style:style>
    <style:style style:name="T17" style:family="text">
      <style:text-properties officeooo:rsid="00670f08"/>
    </style:style>
    <style:style style:name="T18" style:family="text">
      <style:text-properties officeooo:rsid="0068c48f"/>
    </style:style>
    <style:style style:name="T19" style:family="text">
      <style:text-properties officeooo:rsid="00690b82"/>
    </style:style>
    <style:style style:name="T20" style:family="text">
      <style:text-properties officeooo:rsid="00699c61"/>
    </style:style>
    <style:style style:name="T21" style:family="text">
      <style:text-properties officeooo:rsid="006b7b4a"/>
    </style:style>
    <style:style style:name="T22" style:family="text">
      <style:text-properties officeooo:rsid="006cee9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cm" fo:text-indent="-0.635cm" fo:margin-left="1.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5cm" fo:text-indent="-0.635cm" fo:margin-left="2.39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cm" fo:text-indent="-0.635cm" fo:margin-left="3.0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65cm" fo:text-indent="-0.635cm" fo:margin-left="3.66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cm" fo:text-indent="-0.635cm" fo:margin-left="4.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35cm" fo:text-indent="-0.635cm" fo:margin-left="4.9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cm" fo:text-indent="-0.635cm" fo:margin-left="5.5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05cm" fo:text-indent="-0.635cm" fo:margin-left="6.20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cm" fo:text-indent="-0.635cm" fo:margin-left="6.8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75cm" fo:text-indent="-0.635cm" fo:margin-left="7.47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S</text:h>
      <text:p text:style-name="P2">1<text:span text:style-name="T3">)</text:span> @Scheduled</text:p>
      <text:list xml:id="list655559144935815003" text:style-name="L1">
        <text:list-item>
          <text:p text:style-name="P6"><text:span text:style-name="T1">Applied on</text:span> method <text:span text:style-name="T1">to</text:span> <text:span text:style-name="T1">automatically invoke it</text:span> with specified period by task scheduler;</text:p>
        </text:list-item>
        <text:list-item>
          <text:p text:style-name="P29">Applied on class to automatically invoke all methods in the class with specified period by task scheduler;</text:p>
        </text:list-item>
        <text:list-item>
          <text:p text:style-name="P29">Applied on class that implements Runnable interface to invoke it with specified period by task scheduler;</text:p>
        </text:list-item>
        <text:list-item>
          <text:p text:style-name="P31">Applied on method to <text:span text:style-name="T2">execute method </text:span>asynchronously <text:span text:style-name="T2">on call</text:span> <text:span text:style-name="T2">by task scheduler</text:span> <text:span text:style-name="T2">(without waiting until method finish).</text:span></text:p>
        </text:list-item>
      </text:list>
      <text:p text:style-name="P3">2) <text:span text:style-name="T3">Which sentences is right about </text:span>@Async</text:p>
      <text:list xml:id="list5752649204027118604" text:style-name="L2">
        <text:list-item>
          <text:p text:style-name="P7">Applied on method to run it asynchronously (without waiting until <text:span text:style-name="T2">method finish</text:span>);</text:p>
        </text:list-item>
        <text:list-item>
          <text:p text:style-name="P7">Method may not return result (void).</text:p>
        </text:list-item>
        <text:list-item>
          <text:p text:style-name="P7">Method may return Future&lt;T&gt; object that <text:span text:style-name="T2">may</text:span> be used by the caller to retrieve the result of the execution later;</text:p>
        </text:list-item>
        <text:list-item>
          <text:p text:style-name="P30">Method can return any object.</text:p>
        </text:list-item>
        <text:list-item>
          <text:p text:style-name="P32">Applied on method to automatically invoke it with specified period by task scheduler;</text:p>
        </text:list-item>
      </text:list>
      <text:p text:style-name="P4">3) <text:span text:style-name="T4">Which annotations can be applied on class to make it spring bean?</text:span></text:p>
      <text:list xml:id="list3891698581587179817" text:style-name="L3">
        <text:list-item>
          <text:p text:style-name="P8">@Component; </text:p>
        </text:list-item>
        <text:list-item>
          <text:p text:style-name="P8">@Controller;</text:p>
        </text:list-item>
        <text:list-item>
          <text:p text:style-name="P8">@RestController; </text:p>
        </text:list-item>
        <text:list-item>
          <text:p text:style-name="P8">@Repository;</text:p>
        </text:list-item>
        <text:list-item>
          <text:p text:style-name="P8">@Service;</text:p>
        </text:list-item>
        <text:list-item>
          <text:p text:style-name="P33">@Storage;</text:p>
        </text:list-item>
        <text:list-item>
          <text:p text:style-name="P33">@Table;</text:p>
        </text:list-item>
        <text:list-item>
          <text:p text:style-name="P33">@Entity;</text:p>
        </text:list-item>
        <text:list-item>
          <text:p text:style-name="P33">@Async;</text:p>
        </text:list-item>
        <text:list-item>
          <text:p text:style-name="P33">@Scheduled.</text:p>
        </text:list-item>
      </text:list>
      <text:p text:style-name="P5"><text:soft-page-break/>4) What is right about @PostConstruct and @PreDestroy annotations?</text:p>
      <text:list xml:id="list3196937258909481643" text:style-name="L4">
        <text:list-item>
          <text:p text:style-name="P9">Handle bean creation/destroying life cycle.</text:p>
        </text:list-item>
        <text:list-item>
          <text:p text:style-name="P35"><text:span text:style-name="T5">H</text:span>andle application context creation/destroying life cycle.</text:p>
        </text:list-item>
        <text:list-item>
          <text:p text:style-name="P9">Defined on void method without arguments;</text:p>
        </text:list-item>
        <text:list-item>
          <text:p text:style-name="P34">Defined on void method with arguments, which may be <text:span text:style-name="T6">used for dependency injection</text:span>;</text:p>
        </text:list-item>
        <text:list-item>
          <text:p text:style-name="P10">Doing the same logic as if bean implementing InitializingBean and DisposableBean interfaces.</text:p>
        </text:list-item>
      </text:list>
      <text:p text:style-name="P36">5) <text:span text:style-name="T7">Choose correct designation for bean annotated with @Repository:</text:span></text:p>
      <text:list xml:id="list4665094111293139422" text:style-name="L5">
        <text:list-item>
          <text:p text:style-name="P37">Generic stereotype for any Spring-managed component;</text:p>
        </text:list-item>
        <text:list-item>
          <text:p text:style-name="P37">Stereotype for persistence layer with automatic exception translation;</text:p>
        </text:list-item>
        <text:list-item>
          <text:p text:style-name="P13">Stereotype for service layer (component in the business layer);</text:p>
        </text:list-item>
        <text:list-item>
          <text:p text:style-name="P37">Stereotype for presentation layer (spring-mvc).</text:p>
        </text:list-item>
      </text:list>
      <text:p text:style-name="P38">6) <text:span text:style-name="T11">What is right about @Configuration annotation:</text:span></text:p>
      <text:list xml:id="list3139872349919246768" text:style-name="L6">
        <text:list-item>
          <text:p text:style-name="P12">Alternative way to xml configuration.</text:p>
        </text:list-item>
        <text:list-item>
          <text:p text:style-name="P12">@Bean annotation on methods indicate that returned object will be managed by spring.</text:p>
        </text:list-item>
        <text:list-item>
          <text:p text:style-name="P39">Used on class to inject dependencies into even if object is not managed by spring.</text:p>
        </text:list-item>
        <text:list-item>
          <text:p text:style-name="P40">Used on void method without arguments to do additional processing after bean creation.</text:p>
        </text:list-item>
      </text:list>
      <text:p text:style-name="P41">7) <text:span text:style-name="T12">What is right about dynamic spring AOP?</text:span></text:p>
      <text:list xml:id="list7984661048775669807" text:style-name="L7">
        <text:list-item>
          <text:p text:style-name="P11">Allows to make changes to the AOP configuration at runtime without having to recompile the application;</text:p>
        </text:list-item>
        <text:list-item>
          <text:p text:style-name="P42">Crosscutting AOP logic is applied to byte code at compile time;</text:p>
        </text:list-item>
        <text:list-item>
          <text:p text:style-name="P42">Has better performance;</text:p>
        </text:list-item>
        <text:list-item>
          <text:p text:style-name="P11">Create proxies for all advised objects.</text:p>
        </text:list-item>
      </text:list>
      <text:p text:style-name="P43">8) <text:span text:style-name="T13">Dynamically generates the bytecode for a new class on the</text:span></text:p>
      <text:p text:style-name="P44">fly for each proxy, reusing already generated classes wherever possible:</text:p>
      <text:list xml:id="list2284172080899014860" text:style-name="L8">
        <text:list-item>
          <text:p text:style-name="P14">CGLIB proxy;</text:p>
        </text:list-item>
        <text:list-item>
          <text:p text:style-name="P45"><text:soft-page-break/>JDK proxy;</text:p>
        </text:list-item>
        <text:list-item>
          <text:p text:style-name="P45">Aspectj proxy.</text:p>
        </text:list-item>
      </text:list>
      <text:p text:style-name="P46">9) @Autowire annotation used for dependency injection and can be applied:</text:p>
      <text:list xml:id="list1899406600526635910" text:style-name="L9">
        <text:list-item>
          <text:p text:style-name="P15">On constructor;</text:p>
        </text:list-item>
        <text:list-item>
          <text:p text:style-name="P47">On getter method;</text:p>
        </text:list-item>
        <text:list-item>
          <text:p text:style-name="P15">On setter method;</text:p>
        </text:list-item>
        <text:list-item>
          <text:p text:style-name="P15">On field;</text:p>
        </text:list-item>
        <text:list-item>
          <text:p text:style-name="P47">On class.</text:p>
        </text:list-item>
      </text:list>
      <text:p text:style-name="P48">10) Which technologies related to data persistence layer?</text:p>
      <text:list xml:id="list7307847481801085616" text:style-name="L10">
        <text:list-item>
          <text:p text:style-name="P16">JDBC;</text:p>
        </text:list-item>
        <text:list-item>
          <text:p text:style-name="P49">RESTful;</text:p>
        </text:list-item>
        <text:list-item>
          <text:p text:style-name="P16">Hibernate; </text:p>
        </text:list-item>
        <text:list-item>
          <text:p text:style-name="P16">JDO; </text:p>
        </text:list-item>
        <text:list-item>
          <text:p text:style-name="P16">JPA;</text:p>
        </text:list-item>
        <text:list-item>
          <text:p text:style-name="P49">MVC;</text:p>
        </text:list-item>
        <text:list-item>
          <text:p text:style-name="P49">AOP.</text:p>
        </text:list-item>
      </text:list>
      <text:p text:style-name="P50">11) Which annotations related to JPA entity mapping?</text:p>
      <text:list xml:id="list6647927336705840486" text:style-name="L11">
        <text:list-item>
          <text:p text:style-name="P17">@Entity;</text:p>
        </text:list-item>
        <text:list-item>
          <text:p text:style-name="P51">@Database;</text:p>
        </text:list-item>
        <text:list-item>
          <text:p text:style-name="P17">@Table;</text:p>
        </text:list-item>
        <text:list-item>
          <text:p text:style-name="P18">@Id;</text:p>
        </text:list-item>
        <text:list-item>
          <text:p text:style-name="P18">@OneToOne, @ManyToOne, @ManyToMany;</text:p>
        </text:list-item>
        <text:list-item>
          <text:p text:style-name="P18">@Basic;</text:p>
        </text:list-item>
        <text:list-item>
          <text:p text:style-name="P52">@Binary;</text:p>
        </text:list-item>
        <text:list-item>
          <text:p text:style-name="P18">@Enumerated;</text:p>
        </text:list-item>
        <text:list-item>
          <text:p text:style-name="P18">@Lob.</text:p>
        </text:list-item>
      </text:list>
      <text:p text:style-name="P19"/>
      <text:p text:style-name="P19"/>
      <text:p text:style-name="P53"><text:soft-page-break/>12) <text:span text:style-name="T14">Spring security annotation for specifying a method access-control expression which will be evaluated to decide whether a method invocation is allowed or not?</text:span></text:p>
      <text:list xml:id="list4189754851357793563" text:style-name="L12">
        <text:list-item>
          <text:p text:style-name="P54">@Secure;</text:p>
        </text:list-item>
        <text:list-item>
          <text:p text:style-name="P20">@PreAuthorize;</text:p>
        </text:list-item>
        <text:list-item>
          <text:p text:style-name="P54">@HasRole;</text:p>
        </text:list-item>
        <text:list-item>
          <text:p text:style-name="P54">@IsAuthorized.</text:p>
        </text:list-item>
      </text:list>
      <text:p text:style-name="P55">13) <text:span text:style-name="T15">What difference between @Component and @Service annotations?</text:span></text:p>
      <text:list xml:id="list727206026016155130" text:style-name="L13">
        <text:list-item>
          <text:p text:style-name="P56">@Service provides automatic exception translation;</text:p>
        </text:list-item>
        <text:list-item>
          <text:p text:style-name="P56"><text:span text:style-name="T10">They have the same functionality;</text:span></text:p>
        </text:list-item>
        <text:list-item>
          <text:p text:style-name="P56">@Service builds on @Component's;</text:p>
        </text:list-item>
      </text:list>
      <text:p text:style-name="P57">14) What is right about @RestController and @Controller annotations?</text:p>
      <text:list xml:id="list7741206913106183832" text:style-name="L14">
        <text:list-item>
          <text:p text:style-name="P72"><text:span text:style-name="T9">They have the same functionality;</text:span></text:p>
        </text:list-item>
        <text:list-item>
          <text:p text:style-name="P73"><text:span text:style-name="T8">@RestController can be used to build RESTful API and @Controller can't be.</text:span></text:p>
        </text:list-item>
        <text:list-item>
          <text:p text:style-name="P21">@RestController is a convenience annotation that does nothing more than adding the @Controller and @ResponseBody annotations.</text:p>
        </text:list-item>
      </text:list>
      <text:p text:style-name="P58">15) What is right about spring MVC?</text:p>
      <text:list xml:id="list8380030151070165187" text:style-name="L16">
        <text:list-item>
          <text:p text:style-name="P22">Servlet container is required;</text:p>
        </text:list-item>
        <text:list-item>
          <text:p text:style-name="P22">@Controller, @RestController is part of spring MVC;</text:p>
        </text:list-item>
        <text:list-item>
          <text:p text:style-name="P59">JEE container is required;</text:p>
        </text:list-item>
        <text:list-item>
          <text:p text:style-name="P59">Nothing right.</text:p>
        </text:list-item>
      </text:list>
      <text:p text:style-name="P58">16) <text:span text:style-name="T16">What is right about JDK proxy (AOP)?</text:span></text:p>
      <text:list xml:id="list8950107722751040094" text:style-name="L17">
        <text:list-item>
          <text:p text:style-name="P60">Doesn't work with abstract classes;</text:p>
        </text:list-item>
        <text:list-item>
          <text:p text:style-name="P60">Proxy classes, but is less performance than spring CGLIB proxy;</text:p>
        </text:list-item>
        <text:list-item>
          <text:p text:style-name="P23">Works only with interfaces, thus it is not possible to intercept methods of the class if class does not implement interface with those methods;</text:p>
        </text:list-item>
        <text:list-item>
          <text:p text:style-name="P60">Nothing right.</text:p>
        </text:list-item>
      </text:list>
      <text:p text:style-name="P61">17) <text:span text:style-name="T17">What is right about AspectJ compile time AOP ?</text:span></text:p>
      <text:list xml:id="list721514208454098246" text:style-name="L18">
        <text:list-item>
          <text:p text:style-name="P62">Better performance than JDK proxy;</text:p>
        </text:list-item>
        <text:list-item>
          <text:p text:style-name="P62">Better performance than CGLIB proxy;</text:p>
        </text:list-item>
        <text:list-item>
          <text:p text:style-name="P24"><text:soft-page-break/>Able to proxy private methods when runtime JDK and CGLIB can't;</text:p>
        </text:list-item>
        <text:list-item>
          <text:p text:style-name="P24">Able to proxy access to fields when runtime JDK and CGLIB can't;</text:p>
        </text:list-item>
        <text:list-item>
          <text:p text:style-name="P24">Able to proxy static fields/methods when runtime JDK and CGLIB can't;</text:p>
        </text:list-item>
        <text:list-item>
          <text:p text:style-name="P65"><text:span text:style-name="T18">S</text:span>pring <text:span text:style-name="T18">is r</text:span>equired;</text:p>
        </text:list-item>
        <text:list-item>
          <text:p text:style-name="P64">Incompatible with spring.</text:p>
        </text:list-item>
      </text:list>
      <text:p text:style-name="P63">18) <text:span text:style-name="T19">What is right about JPA?</text:span></text:p>
      <text:list xml:id="list427494605375692301" text:style-name="L19">
        <text:list-item>
          <text:p text:style-name="P25">Standard of JEE. It is just a specification;</text:p>
        </text:list-item>
        <text:list-item>
          <text:p text:style-name="P25">Used to transparently map java objects to database storage and vice versa;</text:p>
        </text:list-item>
        <text:list-item>
          <text:p text:style-name="P66">JPA builds on hibernate;</text:p>
        </text:list-item>
        <text:list-item>
          <text:p text:style-name="P25">Hibernate is one of JPA implementations;</text:p>
        </text:list-item>
      </text:list>
      <text:p text:style-name="P67">19) <text:span text:style-name="T20">What is right about spring and JEE container?</text:span></text:p>
      <text:list xml:id="list740243971825842429" text:style-name="L20">
        <text:list-item>
          <text:p text:style-name="P68">Spring can't work inside JEE container;</text:p>
        </text:list-item>
        <text:list-item>
          <text:p text:style-name="P68">Spring one of JEE implementations;</text:p>
        </text:list-item>
        <text:list-item>
          <text:p text:style-name="P26">Spring can work inside JEE container and use its resources (<text:span text:style-name="T21">ORM</text:span>, JMS etc);</text:p>
        </text:list-item>
        <text:list-item>
          <text:p text:style-name="P26">Spring can use JEE beans.</text:p>
        </text:list-item>
      </text:list>
      <text:p text:style-name="P69">20) <text:span text:style-name="T22">How to enable spring @Async and @Scheduled annotations in xml configuration?</text:span></text:p>
      <text:list xml:id="list6333817032645663067" text:style-name="L22">
        <text:list-item>
          <text:p text:style-name="P71">&lt;context:annotation-config /&gt;</text:p>
        </text:list-item>
        <text:list-item>
          <text:p text:style-name="P71">&lt;context:spring-configured /&gt;</text:p>
        </text:list-item>
        <text:list-item>
          <text:p text:style-name="P28">&lt;task:annotation-driven /&gt;</text:p>
        </text:list-item>
        <text:list-item>
          <text:p text:style-name="P71">&lt;aop:aspectj-autoproxy /&gt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Lucida Grande" svg:font-family="'Lucida Grande', Arial, Helvetica, sans-serif"/>
    <style:font-face style:name="Monaco" svg:font-family="Monaco, monospace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00%" fo:text-align="justify" style:justify-single-word="false" style:page-number="auto"/>
      <style:text-properties style:use-window-font-color="true" style:font-name="Times New Roman" fo:font-family="'Times New Roman'" style:font-style-name="Regular" style:font-family-generic="roman" style:font-pitch="variable" fo:font-size="14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font-name="Times New Roman1" fo:font-family="'Times New Roman'" style:font-style-name="Bold" style:font-family-generic="roman" style:font-pitch="variable"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cm" fo:margin-bottom="0cm" style:contextual-spacing="false" fo:line-height="150%" fo:text-indent="0cm" style:auto-text-indent="false"/>
      <style:text-properties style:font-name="Times New Roman1" fo:font-family="'Times New Roman'" style:font-style-name="Bold" style:font-family-generic="roman" style:font-pitch="variable" fo:font-size="14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5T02:58:16.796345878</dc:date>
    <meta:generator>LibreOffice/4.2.8.2$Linux_X86_64 LibreOffice_project/420m0$Build-2</meta:generator>
    <meta:editing-duration>PT21H17M50S</meta:editing-duration>
    <meta:editing-cycles>59</meta:editing-cycles>
    <meta:document-statistic meta:table-count="0" meta:image-count="0" meta:object-count="0" meta:page-count="5" meta:paragraph-count="120" meta:word-count="838" meta:character-count="5140" meta:non-whitespace-character-count="4513"/>
  </office:meta>
</office:document-meta>
</file>